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LectureHer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Zena Obeidi, Robin Grau, Yannick Gröger, Jan-Henrik Schlegel, Dorian Mahnk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nsere Zielgrup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udenten in einer Vorlesung</text:p>
                <text:list>
                  <text:list-item>
                    <text:p>Besitzt Medienkenntnisse</text:p>
                  </text:list-item>
                </text:list>
              </text:list-item>
              <text:list-item>
                <text:p>Ziele:</text:p>
                <text:list>
                  <text:list-item>
                    <text:p>das Verstehen des Vorlesungsinhalts:</text:p>
                  </text:list-item>
                  <text:list-item>
                    <text:p>Aufkommende Fragen stellen</text:p>
                  </text:list-item>
                </text:list>
              </text:list-item>
              <text:list-item>
                <text:p>Dozent der Vorlesung</text:p>
              </text:list-item>
              <text:list-item>
                <text:p>Ziele: </text:p>
                <text:list>
                  <text:list-item>
                    <text:p>Vorlesungsinhalt verständlicher vermitt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as kann das Produk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zent:</text:p>
                <text:list>
                  <text:list-item>
                    <text:p>Wissensstand der Studenten prüfen</text:p>
                  </text:list-item>
                  <text:list-item>
                    <text:p>Vorlesung verbessern durch Feedback </text:p>
                  </text:list-item>
                </text:list>
              </text:list-item>
              <text:list-item>
                <text:p>Student:</text:p>
                <text:list>
                  <text:list-item>
                    <text:p>Anonym Fragen stellen</text:p>
                  </text:list-item>
                  <text:list-item>
                    <text:p>Wissensstand prüf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as Produkt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udentenfragen</text:p>
                <text:list>
                  <text:list-item>
                    <text:p>Antworten von Studenten und ggf. Dozent (mündlich) </text:p>
                  </text:list-item>
                </text:list>
              </text:list-item>
              <text:list-item>
                <text:p>Quiz</text:p>
                <text:list>
                  <text:list-item>
                    <text:p>Fragen zum Vorlesungsinhalt</text:p>
                  </text:list-item>
                </text:list>
              </text:list-item>
              <text:list-item>
                <text:p>Feedback</text:p>
                <text:list>
                  <text:list-item>
                    <text:p>Vorlesungsbewertung </text:p>
                  </text:list-item>
                </text:list>
              </text:list-item>
              <text:list-item>
                <text:p>Dozentenfragen </text:p>
                <text:list>
                  <text:list-item>
                    <text:p>Umfrag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3:33:24.760000000</meta:creation-date>
    <dc:date>2018-01-25T14:48:08.120000000</dc:date>
    <meta:editing-duration>PT8M50S</meta:editing-duration>
    <meta:editing-cycles>2</meta:editing-cycles>
    <meta:generator>LibreOffice/5.4.4.2$Windows_X86_64 LibreOffice_project/2524958677847fb3bb44820e40380acbe820f960</meta:generator>
    <meta:document-statistic meta:object-count="37"/>
  </office:meta>
</office:document-meta>
</file>